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page-number="1"/>
      <style:text-properties fo:font-weight="bold" style:font-weight-asian="bold" fo:font-size="14pt" style:font-size-asian="14pt" style:font-size-complex="14pt"/>
    </style:style>
    <style:style style:name="P2" style:parent-style-name="Standard" style:family="paragraph">
      <style:paragraph-properties fo:margin-left="1.5in">
        <style:tab-stops/>
      </style:paragraph-properties>
    </style:style>
    <style:style style:name="T3" style:parent-style-name="DefaultParagraphFont" style:family="text">
      <style:text-properties fo:font-weight="bold" style:font-weight-asian="bold" fo:font-size="14pt" style:font-size-asian="14pt" style:font-size-complex="14pt"/>
    </style:style>
    <style:style style:name="P4" style:parent-style-name="Standard" style:family="paragraph">
      <style:paragraph-properties fo:margin-left="1.5in">
        <style:tab-stops/>
      </style:paragraph-properties>
      <style:text-properties fo:font-weight="bold" style:font-weight-asian="bold" fo:font-size="14pt" style:font-size-asian="14pt" style:font-size-complex="14pt"/>
    </style:style>
    <style:style style:name="T5" style:parent-style-name="DefaultParagraphFont" style:family="text">
      <style:text-properties fo:color="#1155CC" style:text-underline-type="single" style:text-underline-style="solid" style:text-underline-width="auto" style:text-underline-mode="continuous"/>
    </style:style>
    <style:style style:name="T6" style:parent-style-name="DefaultParagraphFont" style:family="text">
      <style:text-properties fo:font-style="italic" style:font-style-asian="italic"/>
    </style:style>
    <style:style style:name="T7" style:parent-style-name="CommentReference" style:family="text">
      <style:text-properties style:font-name-complex="Mangal"/>
    </style:style>
    <style:style style:name="T8" style:parent-style-name="DefaultParagraphFont" style:family="text">
      <style:text-properties fo:background-color="#FFFF00"/>
    </style:style>
    <style:style style:name="T9" style:parent-style-name="DefaultParagraphFont" style:family="text">
      <style:text-properties fo:background-color="#FFFF00"/>
    </style:style>
    <style:style style:name="P10" style:parent-style-name="CommentText" style:family="paragraph"/>
    <style:style style:name="P11" style:parent-style-name="CommentText" style:family="paragraph"/>
    <style:style style:name="P12" style:parent-style-name="CommentText" style:family="paragraph"/>
    <style:style style:name="P13" style:parent-style-name="CommentText" style:family="paragraph"/>
    <style:style style:name="T14" style:parent-style-name="CommentReference" style:family="text">
      <style:text-properties style:font-name-complex="Mangal"/>
    </style:style>
    <style:style style:name="T15" style:parent-style-name="DefaultParagraphFont" style:family="text">
      <style:text-properties fo:background-color="#FFFF00"/>
    </style:style>
    <style:style style:name="T16" style:parent-style-name="DefaultParagraphFont" style:family="text">
      <style:text-properties fo:background-color="#FFFF00"/>
    </style:style>
    <style:style style:name="T17" style:parent-style-name="DefaultParagraphFont" style:family="text">
      <style:text-properties fo:background-color="#FFFF00"/>
    </style:style>
    <style:style style:name="T18" style:parent-style-name="DefaultParagraphFont" style:family="text">
      <style:text-properties fo:background-color="#FFFF00"/>
    </style:style>
    <style:style style:name="T19" style:parent-style-name="DefaultParagraphFont" style:family="text">
      <style:text-properties fo:background-color="#FFFF00"/>
    </style:style>
    <style:style style:name="T20" style:parent-style-name="CommentReference" style:family="text">
      <style:text-properties style:font-name-complex="Mangal"/>
    </style:style>
    <style:style style:name="T21" style:parent-style-name="DefaultParagraphFont" style:family="text">
      <style:text-properties fo:background-color="#FFFF00"/>
    </style:style>
    <style:style style:name="T22" style:parent-style-name="DefaultParagraphFont" style:family="text">
      <style:text-properties fo:background-color="#FFFF00"/>
    </style:style>
    <style:style style:name="T23" style:parent-style-name="DefaultParagraphFont" style:family="text">
      <style:text-properties fo:background-color="#FFFF00"/>
    </style:style>
    <style:style style:name="T24" style:parent-style-name="DefaultParagraphFont" style:family="text">
      <style:text-properties fo:background-color="#FFFF00"/>
    </style:style>
    <style:style style:name="T25" style:parent-style-name="DefaultParagraphFont" style:family="text">
      <style:text-properties fo:background-color="#FFFF00"/>
    </style:style>
    <style:style style:name="T26" style:parent-style-name="DefaultParagraphFont" style:family="text">
      <style:text-properties fo:background-color="#FFFF00"/>
    </style:style>
    <style:style style:name="T27" style:parent-style-name="DefaultParagraphFont" style:family="text">
      <style:text-properties fo:background-color="#FFFF00"/>
    </style:style>
    <style:style style:name="T28" style:parent-style-name="DefaultParagraphFont" style:family="text">
      <style:text-properties fo:background-color="#FFFF00"/>
    </style:style>
    <style:style style:name="P29" style:parent-style-name="Normal" style:family="paragraph">
      <style:paragraph-properties>
        <style:tab-stops>
          <style:tab-stop style:type="left" style:position="0.977in"/>
        </style:tab-stops>
      </style:paragraph-properties>
    </style:style>
  </office:automatic-styles>
  <office:body>
    <office:text text:use-soft-page-breaks="true">
      <text:p text:style-name="P1"/>
      <text:p text:style-name="P2"><text:span text:style-name="T3"><text:s text:c="4"/>Ethical Consideration Worksheet</text:span></text:p>
      <text:p text:style-name="P4"/>
      <text:p text:style-name="Standard">It is of the utmost importance to always think about ethical considerations within the context of the systems you are building. Before starting any machine learning and AI project, it is<text:s/>important to frame the project within these<text:s/><text:a xlink:href="https://www.blog.google/technology/ai/ai-principles/" office:target-frame-name="_top" xlink:show="replace"><text:span text:style-name="T5">guiding principles</text:span></text:a>. In the following worksheet you will be asked to think deeply about your model and how it impacts and interacts with the world or how it<text:s/><text:span text:style-name="T6">could<text:s/></text:span>impact or interact with the world.</text:p>
      <text:p text:style-name="Standard"/>
      <text:h text:style-name="Heading2" text:outline-level="2"><text:bookmark-start text:name="_y74i0p2qgiup"/><text:bookmark-end text:name="_y74i0p2qgiup"/><office:annotation office:name="0" xml:id="615057868"><dc:creator>thihoanl</dc:creator><dc:date>2021-07-26T10:15:00</dc:date><text:p text:style-name="CommentText">Please take other benefits such as traffic plan, road/path/intersection design<text:line-break/></text:p></office:annotation>Social Benefit<text:span text:style-name="T7"><office:annotation-end office:name="0"/></text:span></text:h>
      <text:p text:style-name="Standard"><text:span text:style-name="T8">Write a narrative about who would benefit from your project. Will some person or group likely be posit</text:span><text:span text:style-name="T9">ively impacted?</text:span></text:p>
      <text:p text:style-name="Standard"><text:tab/></text:p>
      <text:p text:style-name="Standard"><text:tab/>People who are involved in criminal investigative processes will most from likely benefit from our project. This is because our program can be used for tracking purposes. An example would be in high-speed chase where the only information<text:s/>the police have is the car model. The program would be<text:s/>running,<text:s/>and it would be able to identify the car wherever the place of the chase is.<text:s/>Another example would the University of Arkansas police department. They could use the program to determine if a car<text:s/>is allowed to park in garages or lots. Since the parking system is changing, they could see if a license plate matches up with the car model and make sure that the vehicle has the correct parking permit.<text:s/>Another group of people who would benefit from our project could be traffic designers. They could use the program to see which type of cars show up more often at an intersection. For example, if they notice that bigger vehicles, such as trucks, busses, and<text:s/>semi-trailer<text:s/>are using the same intersection they could change the intersection to make it bigger which would make it mor safe for everybody.<text:s/><text:s/><text:tab/></text:p>
      <text:p text:style-name="Standard"/>
      <text:p text:style-name="Standard"/>
      <text:h text:style-name="Heading2" text:outline-level="2"><text:bookmark-start text:name="_9d7obrva0fr0"/><text:bookmark-end text:name="_9d7obrva0fr0"/><office:annotation office:name="1" xml:id="615057970"><dc:creator>thihoanl</dc:creator><dc:date>2021-07-26T10:17:00</dc:date><text:p text:style-name="CommentText">Bias come from data source such as<text:s/></text:p><text:list text:style-name="LFO1" text:continue-numbering="true"><text:list-item><text:p text:style-name="P10">environmental conditions e.g. snowy, rainy, foggy, etc<text:line-break/>- Resolution</text:p></text:list-item><text:list-item><text:p text:style-name="P11">Occlusion</text:p></text:list-item><text:list-item><text:p text:style-name="P12">Unseen object (the type car has not been seen in the training dataset, electric scooter on the road)</text:p></text:list-item><text:list-item><text:p text:style-name="P13"><text:line-break/></text:p></text:list-item></text:list></office:annotation>Bias<text:span text:style-name="T14"><office:annotation-end office:name="1"/></text:span></text:h>
      <text:p text:style-name="Standard"><text:span text:style-name="T15">Bias can be found in many data sources and systems. Think about the i</text:span><text:span text:style-name="T16">nputs of your model. Is there any bias that might be codified or even amplified? Is your system capable of reducing that bias? Describe what bias might be present and how you would modify the dataset, model, or actions upon the model output to mitigate the</text:span><text:span text:style-name="T17"><text:s/>bias.</text:span></text:p>
      <text:p text:style-name="Standard"/>
      <text:p text:style-name="Standard"><text:tab/>A potential case of bias could be found in the way authority figures, such as the police, use the model. Due to the existent issue of systemic racism within the policing system of the US, specifically, this model could primarily be implemented more into lower income, people of color areas than high income, “Beverly Hills” type of areas. This would align with already existing behavior in the police force, which has been shown to target non-predominantly white places more to entrap them with fees/jail time, opposed to their white counterparts. This is not to say that this couldn’t be used against low-income white residents, though, the issue is the<text:s/><text:soft-page-break/>disproportional behavior that would be enacted on each race group. A method that can be used to reduce this sort of bias against impoverished individuals is by maximizing the accuracy of the model detection and increasing the dataset to recognize high-end cars just as well as other cars, like Honda Civics. If the model doesn’t recognize a Lamborghini as well<text:s/>as it recognizes a Toyota Corolla, this issue would only amplify the bias mentioned before.</text:p>
      <text:p text:style-name="Standard"><text:tab/>On top of this, a more general depiction of bias can be found with the encounter of unknown vehicles. If a specific model of car has not been exposed to the model’s training dataset, then it won’t be able to identify it in the output and cause the results to be less accurate. This can be prevented by having a constant stream of updated data being inputted into the model on a regular basis. In other words, the training can be expanded to include new models that didn’t exist before or implement vehicles that simply weren’t apart of the data previously.</text:p>
      <text:p text:style-name="Standard"/>
      <text:h text:style-name="Heading2" text:outline-level="2"><text:bookmark-start text:name="_s5gidxepy4j9"/><text:bookmark-end text:name="_s5gidxepy4j9"/>Safety</text:h>
      <text:p text:style-name="Standard"><text:span text:style-name="T18">Think about how your model might be used. Are there any safety concerns? If you are building a model for something like a self-driving vehicle, the safety<text:s/></text:span><text:span text:style-name="T19">concerns are relatively obvious. However, even models in more low-risk domains might cause harm in some situations. How might your model cause harm? How might you reduce that risk of harm?</text:span></text:p>
      <text:p text:style-name="Standard"/>
      <text:p text:style-name="Standard"><text:tab/>Depending on the way the model is used it can cause harm. In the<text:s/>example above with the car chase, the model could misidentify the car and cause an innocent person to get harmed by the police. Another way it could cause harm would be in the case that the model misidentifies a parked car and give a college student a parking ticket when they had the right parking permit. Since our program is not tracking license plates the car that people are trying to identify could get mixed up with another of the same car, so it wouldn’t be able to identify correctly.<text:s/></text:p>
      <text:p text:style-name="Standard"/>
      <text:p text:style-name="Standard"><text:tab/></text:p>
      <text:h text:style-name="Heading2" text:outline-level="2"><text:bookmark-start text:name="_e3o12eky3cm8"/><text:bookmark-end text:name="_e3o12eky3cm8"/><office:annotation office:name="2" xml:id="615058162"><dc:creator>thihoanl</dc:creator><dc:date>2021-07-26T10:20:00</dc:date><text:p text:style-name="CommentText">Please add more details</text:p><text:p text:style-name="CommentText"/></office:annotation>Accountability<text:span text:style-name="T20"><office:annotation-end office:name="2"/></text:span></text:h>
      <text:p text:style-name="Standard"><text:span text:style-name="T21">If someone questions the output of your model, how might you explain to them how the specific outcome was reached? If problems are identified with your model, how might you adjust your inputs, model, or actions to account for i</text:span><text:span text:style-name="T22">ssues?</text:span><text:s/></text:p>
      <text:p text:style-name="Standard"><text:tab/></text:p>
      <text:p text:style-name="Standard">When confronted about our model we will inform the concerned individual on how we trained our model with a variety of colors and shades to ensure an accurate color detection in addition to our car detection API.<text:s/>Since the concerns would be rooted in the fact that our model does not have an expansive enough dataset input to work off of, this would be an identifying characteristic to base our actions to account for the issues that arise. We could adjust our model to add more vehicle types to give it a more accurate result.<text:s/></text:p>
      <text:p text:style-name="Standard"/>
      <text:h text:style-name="Heading2" text:outline-level="2"><text:bookmark-start text:name="_5fgtc4tgefqr"/><text:bookmark-end text:name="_5fgtc4tgefqr"/><text:soft-page-break/>Privacy</text:h>
      <text:p text:style-name="Standard"><text:span text:style-name="T23">User privacy and consent are very important. Users should have an understanding of how their data will be used and maintained. Is your model using any potentially sensitive data? Is there a chanc</text:span><text:span text:style-name="T24">e that sensitive information about a user might be exposed in some way? Is the data you are using data users would expect to be shared or would have explicitly shared?</text:span></text:p>
      <text:p text:style-name="Standard"/>
      <text:p text:style-name="Standard"><text:tab/>Although we are focusing on purely detecting cars, our input is a video that contains<text:s/>both footage of drivers and their license plates, which are very sensitive data points. There is a very small possibility that our data can be exposed, solely because it is being stored. However, users should not negatively respond to this information as it I already exposed by traffic cams and surveillance.<text:s/></text:p>
      <text:h text:style-name="Heading2" text:outline-level="2"><text:bookmark-start text:name="_94yjkexkzf6w"/><text:bookmark-end text:name="_94yjkexkzf6w"/>Quality</text:h>
      <text:p text:style-name="Standard"><text:span text:style-name="T25">Just because a model makes predictions doesn't mean those predictions are valid. Think about the inputs to your model and the intended usage. Can your model actually generalize well to the<text:s/></text:span><text:span text:style-name="T26">domain to which it will be applied? Do you have a plan to properly test and validate the model? Are you using proven techniques for your model and pipeline? Discuss how your model will adhere to solid scientific standards and quality controls.</text:span></text:p>
      <text:p text:style-name="Standard"/>
      <text:p text:style-name="Standard"><text:tab/>Yes, our model can generalize well to its domain of detecting cars. Since we were provided with a pre trained API,<text:s/>to<text:s/>improve both the accuracy<text:s/>and<text:s/>quality<text:s/>of our model, we<text:s/>had to utilize TensorFlow. This allowed us to import an abundant and diverse group of car images that will better help our model correctly identify the cars in our collected input videos. After completing this<text:s/>we plan to test the<text:s/>newly trained<text:s/>model with a variety of different input<text:s/>videos to challenge our model and test its flexibility.</text:p>
      <text:p text:style-name="Standard"/>
      <text:h text:style-name="Heading2" text:outline-level="2"><text:bookmark-start text:name="_yu0gxicoa0oi"/><text:bookmark-end text:name="_yu0gxicoa0oi"/>Principled</text:h>
      <text:p text:style-name="Standard"><text:span text:style-name="T27">Every organization and individual has a unique moral compass. Do</text:span><text:span text:style-name="T28">es this model fit into your and your organization's mission? What objections might you expect to see from someone with a different perspective? How might you explain your reasoning?</text:span></text:p>
      <text:p text:style-name="Standard"/>
      <text:p text:style-name="Standard"/>
      <text:p text:style-name="P29"><text:s text:c="7"/>Our organization is the CAOA, Car Association of Arkansas, and we<text:s/>strive to enhance the security and safety of both students and motorists at the University of Arkansas. This model fits perfectly into our organization’s mission as it predominantly helps everyone in question. Someone with a different perspective could see this as an invasion of privacy and harmful to the students of Arkansas, because we have access to footage of drivers and their license plates which could be sensitive data points to some peop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fo:color="#1155CC"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Arial" style:font-name-asian="Arial"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vin Violantes</meta:initial-creator>
    <dc:creator>Marvin Violantes</dc:creator>
    <meta:creation-date>2021-07-27T20:19:00Z</meta:creation-date>
    <dc:date>2021-07-27T20:19:00Z</dc:date>
    <meta:template xlink:href="Normal" xlink:type="simple"/>
    <meta:editing-cycles>2</meta:editing-cycles>
    <meta:editing-duration>PT0S</meta:editing-duration>
    <meta:document-statistic meta:page-count="3" meta:paragraph-count="15" meta:word-count="1193" meta:character-count="7979" meta:row-count="56" meta:non-whitespace-character-count="6801"/>
  </office:meta>
</office:document-meta>
</file>